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1100000257D24440B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i_20_ilman_20_täyttöä_20_ja_20_viiva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000000" draw:marker-start-width="0.5cm" draw:marker-end-width="0.5cm" draw:fill="none" draw:textarea-vertical-align="middle" draw:auto-grow-height="false" fo:min-height="14.916cm" fo:min-width="0.583cm" fo:padding-top="0.225cm" fo:padding-bottom="0.225cm" fo:padding-left="0.35cm" fo:padding-right="0.35cm"/>
    </style:style>
    <style:style style:name="gr3" style:family="graphic" style:parent-style-name="standard">
      <style:graphic-properties svg:stroke-width="0.2cm" svg:stroke-color="#000000" draw:marker-start-width="0.5cm" draw:marker-end-width="0.5cm" draw:fill="none" draw:textarea-vertical-align="middle" draw:auto-grow-height="false" fo:min-height="5.522cm" fo:min-width="0cm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552cm"/>
    </style:style>
    <style:style style:name="gr5" style:family="graphic" style:parent-style-name="standard">
      <style:graphic-properties draw:stroke="none" svg:stroke-color="#000000" draw:fill="none" draw:fill-color="#ffffff" fo:min-height="2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frame draw:style-name="gr1" draw:text-style-name="P1" draw:layer="layout" svg:width="18.661cm" svg:height="21.13cm" svg:x="1.169cm" svg:y="4.284cm">
          <draw:image xlink:href="Pictures/100002010000021100000257D24440B9.png" xlink:type="simple" xlink:show="embed" xlink:actuate="onLoad">
            <text:p/>
          </draw:image>
        </draw:frame>
        <draw:custom-shape draw:style-name="gr2" draw:text-style-name="P2" draw:layer="layout" svg:width="3cm" svg:height="16cm" svg:x="10.8cm" svg:y="4.4cm">
          <text:p text:style-name="P1"><text:span text:style-name="T1"><text:s text:c="26"/></text:span><text:span text:style-name="T1">h=200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layer="layout" svg:width="1.5cm" svg:height="6.3cm" draw:transform="rotate (-1.5707963267949) translate (10.8cm 20.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3" draw:layer="layout" svg:width="3.44cm" svg:height="1.826cm" svg:x="5.9cm" svg:y="22.2cm">
          <draw:text-box>
            <text:p><text:span text:style-name="T1">r=50</text:span></text:p>
          </draw:text-box>
        </draw:frame>
        <draw:frame draw:style-name="gr5" draw:layer="layout" svg:width="20cm" svg:height="3cm" svg:x="1cm" svg:y="1cm">
          <draw:text-box>
            <text:p>this is a libreoffice thing just because i didn't feel like figuring out</text:p>
            <text:p>how to put an existing image into an asymptote th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14T11:44:33.218915135</dc:date>
    <dc:creator>Akuli </dc:creator>
    <meta:editing-duration>PT7M43S</meta:editing-duration>
    <meta:editing-cycles>3</meta:editing-cycles>
    <meta:generator>LibreOffice/4.3.3.2$Linux_x86 LibreOffice_project/430m0$Build-2</meta:generator>
    <meta:document-statistic meta:object-count="5"/>
  </office:meta>
</office:document-meta>
</file>